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6.53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7.88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8.17mm"/>
    </style:style>
    <style:style style:name="co10" style:family="table-column">
      <style:table-column-properties fo:break-before="auto" style:column-width="37.85mm"/>
    </style:style>
    <style:style style:name="co11" style:family="table-column">
      <style:table-column-properties fo:break-before="auto" style:column-width="8.71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11.17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7.22mm"/>
    </style:style>
    <style:style style:name="co17" style:family="table-column">
      <style:table-column-properties fo:break-before="auto" style:column-width="25.86mm"/>
    </style:style>
    <style:style style:name="co18" style:family="table-column">
      <style:table-column-properties fo:break-before="auto" style:column-width="68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0^*(1430)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95653" calcext:value-type="float">
            <text:p>0.0095653</text:p>
          </table:table-cell>
          <table:table-cell office:value-type="string" calcext:value-type="string">
            <text:p>\pm</text:p>
          </table:table-cell>
          <table:table-cell office:value-type="float" office:value="0.000827718" calcext:value-type="float">
            <text:p>0.00082771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601207" calcext:value-type="float">
            <text:p>0.00601207</text:p>
          </table:table-cell>
          <table:table-cell office:value-type="string" calcext:value-type="string">
            <text:p>\pm</text:p>
          </table:table-cell>
          <table:table-cell office:value-type="float" office:value="0.000843968" calcext:value-type="float">
            <text:p>0.00084396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0^*(1430)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2]^2+[.L2]^2)" office:value-type="float" office:value="0.0112977851712139" calcext:value-type="float">
            <text:p>0.0112977852</text:p>
          </table:table-cell>
          <table:table-cell office:value-type="string" calcext:value-type="string">
            <text:p>\pm</text:p>
          </table:table-cell>
          <table:table-cell table:style-name="ce1" table:formula="of:=SQRT([.H2]^2*[.F2]^2+[.L2]^2*[.N2]^2)/[.V2]" office:value-type="float" office:value="0.000832351862446111" calcext:value-type="float">
            <text:p>0.000832351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2]/[.F2])" office:value-type="float" office:value="0.561133115813698" calcext:value-type="float">
            <text:p>0.5611331158</text:p>
          </table:table-cell>
          <table:table-cell office:value-type="string" calcext:value-type="string">
            <text:p>\pm</text:p>
          </table:table-cell>
          <table:table-cell table:style-name="ce1" table:formula="of:=ABS([.L2]*COS([.AB2])^2/[.F2]*SQRT([.H2]^2/[.F2]^2+[.N2]^2/[.L2]^2))" office:value-type="float" office:value="0.0742975949424017" calcext:value-type="float">
            <text:p>0.07429759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0^*(143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255993" calcext:value-type="float">
            <text:p>0.0255993</text:p>
          </table:table-cell>
          <table:table-cell office:value-type="string" calcext:value-type="string">
            <text:p>\pm</text:p>
          </table:table-cell>
          <table:table-cell office:value-type="float" office:value="0.00122597" calcext:value-type="float">
            <text:p>0.001225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94327" calcext:value-type="float">
            <text:p>-0.194327</text:p>
          </table:table-cell>
          <table:table-cell office:value-type="string" calcext:value-type="string">
            <text:p>\pm</text:p>
          </table:table-cell>
          <table:table-cell office:value-type="float" office:value="0.00105316" calcext:value-type="float">
            <text:p>0.0010531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0^*(143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3]^2+[.L3]^2)" office:value-type="float" office:value="0.196005885344012" calcext:value-type="float">
            <text:p>0.1960058853</text:p>
          </table:table-cell>
          <table:table-cell office:value-type="string" calcext:value-type="string">
            <text:p>\pm</text:p>
          </table:table-cell>
          <table:table-cell table:style-name="ce1" table:formula="of:=SQRT([.H3]^2*[.F3]^2+[.L3]^2*[.N3]^2)/[.V3]" office:value-type="float" office:value="0.00105634475051386" calcext:value-type="float">
            <text:p>0.001056344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3]/[.F3])" office:value-type="float" office:value="-1.43981739504892" calcext:value-type="float">
            <text:p>-1.4398173950</text:p>
          </table:table-cell>
          <table:table-cell office:value-type="string" calcext:value-type="string">
            <text:p>\pm</text:p>
          </table:table-cell>
          <table:table-cell table:style-name="ce1" table:formula="of:=ABS([.L3]*COS([.AB3])^2/[.F3]*SQRT([.H3]^2/[.F3]^2+[.N3]^2/[.L3]^2))" office:value-type="float" office:value="0.00624076648208691" calcext:value-type="float">
            <text:p>0.006240766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^*(143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33101" calcext:value-type="float">
            <text:p>0.0133101</text:p>
          </table:table-cell>
          <table:table-cell office:value-type="string" calcext:value-type="string">
            <text:p>\pm</text:p>
          </table:table-cell>
          <table:table-cell office:value-type="float" office:value="0.00135651" calcext:value-type="float">
            <text:p>0.0013565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70886" calcext:value-type="float">
            <text:p>0.0170886</text:p>
          </table:table-cell>
          <table:table-cell office:value-type="string" calcext:value-type="string">
            <text:p>\pm</text:p>
          </table:table-cell>
          <table:table-cell office:value-type="float" office:value="0.00123279" calcext:value-type="float">
            <text:p>0.0012327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2^*(143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4]^2+[.L4]^2)" office:value-type="float" office:value="0.0216605404357786" calcext:value-type="float">
            <text:p>0.0216605404</text:p>
          </table:table-cell>
          <table:table-cell office:value-type="string" calcext:value-type="string">
            <text:p>\pm</text:p>
          </table:table-cell>
          <table:table-cell table:style-name="ce1" table:formula="of:=SQRT([.H4]^2*[.F4]^2+[.L4]^2*[.N4]^2)/[.V4]" office:value-type="float" office:value="0.00128091079140141" calcext:value-type="float">
            <text:p>0.001280910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4]/[.F4])" office:value-type="float" office:value="0.909061975670803" calcext:value-type="float">
            <text:p>0.9090619757</text:p>
          </table:table-cell>
          <table:table-cell office:value-type="string" calcext:value-type="string">
            <text:p>\pm</text:p>
          </table:table-cell>
          <table:table-cell table:style-name="ce1" table:formula="of:=ABS([.L4]*COS([.AB4])^2/[.F4]*SQRT([.H4]^2/[.F4]^2+[.N4]^2/[.L4]^2))" office:value-type="float" office:value="0.0605325015505551" calcext:value-type="float">
            <text:p>0.060532501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_2^*(143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07163" calcext:value-type="float">
            <text:p>-0.107163</text:p>
          </table:table-cell>
          <table:table-cell office:value-type="string" calcext:value-type="string">
            <text:p>\pm</text:p>
          </table:table-cell>
          <table:table-cell office:value-type="float" office:value="0.00146194" calcext:value-type="float">
            <text:p>0.0014619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04979" calcext:value-type="float">
            <text:p>0.104979</text:p>
          </table:table-cell>
          <table:table-cell office:value-type="string" calcext:value-type="string">
            <text:p>\pm</text:p>
          </table:table-cell>
          <table:table-cell office:value-type="float" office:value="0.00164431" calcext:value-type="float">
            <text:p>0.00164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_2^*(143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5]^2+[.L5]^2)" office:value-type="float" office:value="0.150014995950405" calcext:value-type="float">
            <text:p>0.1500149960</text:p>
          </table:table-cell>
          <table:table-cell office:value-type="string" calcext:value-type="string">
            <text:p>\pm</text:p>
          </table:table-cell>
          <table:table-cell table:style-name="ce1" table:formula="of:=SQRT([.H5]^2*[.F5]^2+[.L5]^2*[.N5]^2)/[.V5]" office:value-type="float" office:value="0.00155392426173527" calcext:value-type="float">
            <text:p>0.001553924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5]/[.F5])" office:value-type="float" office:value="-0.775103535994644" calcext:value-type="float">
            <text:p>-0.7751035360</text:p>
          </table:table-cell>
          <table:table-cell office:value-type="string" calcext:value-type="string">
            <text:p>\pm</text:p>
          </table:table-cell>
          <table:table-cell table:style-name="ce1" table:formula="of:=ABS([.L5]*COS([.AB5])^2/[.F5]*SQRT([.H5]^2/[.F5]^2+[.N5]^2/[.L5]^2))" office:value-type="float" office:value="0.0103834446512504" calcext:value-type="float">
            <text:p>0.010383444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41^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0296544" calcext:value-type="float">
            <text:p>0.00296544</text:p>
          </table:table-cell>
          <table:table-cell office:value-type="string" calcext:value-type="string">
            <text:p>\pm</text:p>
          </table:table-cell>
          <table:table-cell office:value-type="float" office:value="0.00225542" calcext:value-type="float">
            <text:p>0.002255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14186" calcext:value-type="float">
            <text:p>0.014186</text:p>
          </table:table-cell>
          <table:table-cell office:value-type="string" calcext:value-type="string">
            <text:p>\pm</text:p>
          </table:table-cell>
          <table:table-cell office:value-type="float" office:value="0.00247679" calcext:value-type="float">
            <text:p>0.0024767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41^0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6]^2+[.L6]^2)" office:value-type="float" office:value="0.0144926336596769" calcext:value-type="float">
            <text:p>0.0144926337</text:p>
          </table:table-cell>
          <table:table-cell office:value-type="string" calcext:value-type="string">
            <text:p>\pm</text:p>
          </table:table-cell>
          <table:table-cell table:style-name="ce1" table:formula="of:=SQRT([.H6]^2*[.F6]^2+[.L6]^2*[.N6]^2)/[.V6]" office:value-type="float" office:value="0.00246791995944374" calcext:value-type="float">
            <text:p>0.00246792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6]/[.F6])" office:value-type="float" office:value="1.3647238593008" calcext:value-type="float">
            <text:p>1.3647238593</text:p>
          </table:table-cell>
          <table:table-cell office:value-type="string" calcext:value-type="string">
            <text:p>\pm</text:p>
          </table:table-cell>
          <table:table-cell table:style-name="ce1" table:formula="of:=ABS([.L6]*COS([.AB6])^2/[.F6]*SQRT([.H6]^2/[.F6]^2+[.N6]^2/[.L6]^2))" office:value-type="float" office:value="0.156294734259515" calcext:value-type="float">
            <text:p>0.156294734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41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339155" calcext:value-type="float">
            <text:p>-0.0339155</text:p>
          </table:table-cell>
          <table:table-cell office:value-type="string" calcext:value-type="string">
            <text:p>\pm</text:p>
          </table:table-cell>
          <table:table-cell office:value-type="float" office:value="0.00309512" calcext:value-type="float">
            <text:p>0.003095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613357" calcext:value-type="float">
            <text:p>0.0613357</text:p>
          </table:table-cell>
          <table:table-cell office:value-type="string" calcext:value-type="string">
            <text:p>\pm</text:p>
          </table:table-cell>
          <table:table-cell office:value-type="float" office:value="0.0037167" calcext:value-type="float">
            <text:p>0.003716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41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7]^2+[.L7]^2)" office:value-type="float" office:value="0.0700880106347726" calcext:value-type="float">
            <text:p>0.0700880106</text:p>
          </table:table-cell>
          <table:table-cell office:value-type="string" calcext:value-type="string">
            <text:p>\pm</text:p>
          </table:table-cell>
          <table:table-cell table:style-name="ce1" table:formula="of:=SQRT([.H7]^2*[.F7]^2+[.L7]^2*[.N7]^2)/[.V7]" office:value-type="float" office:value="0.00358083965487066" calcext:value-type="float">
            <text:p>0.003580839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7]/[.F7])" office:value-type="float" office:value="-1.06569200267626" calcext:value-type="float">
            <text:p>-1.0656920027</text:p>
          </table:table-cell>
          <table:table-cell office:value-type="string" calcext:value-type="string">
            <text:p>\pm</text:p>
          </table:table-cell>
          <table:table-cell table:style-name="ce1" table:formula="of:=ABS([.L7]*COS([.AB7])^2/[.F7]*SQRT([.H7]^2/[.F7]^2+[.N7]^2/[.L7]^2))" office:value-type="float" office:value="0.0463893941402321" calcext:value-type="float">
            <text:p>0.046389394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168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535469" calcext:value-type="float">
            <text:p>-0.0535469</text:p>
          </table:table-cell>
          <table:table-cell office:value-type="string" calcext:value-type="string">
            <text:p>\pm</text:p>
          </table:table-cell>
          <table:table-cell office:value-type="float" office:value="0.00651378" calcext:value-type="float">
            <text:p>0.0065137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272353" calcext:value-type="float">
            <text:p>0.0272353</text:p>
          </table:table-cell>
          <table:table-cell office:value-type="string" calcext:value-type="string">
            <text:p>\pm</text:p>
          </table:table-cell>
          <table:table-cell office:value-type="float" office:value="0.0073212" calcext:value-type="float">
            <text:p>0.007321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168^0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8]^2+[.L8]^2)" office:value-type="float" office:value="0.0600752200636835" calcext:value-type="float">
            <text:p>0.0600752201</text:p>
          </table:table-cell>
          <table:table-cell office:value-type="string" calcext:value-type="string">
            <text:p>\pm</text:p>
          </table:table-cell>
          <table:table-cell table:style-name="ce1" table:formula="of:=SQRT([.H8]^2*[.F8]^2+[.L8]^2*[.N8]^2)/[.V8]" office:value-type="float" office:value="0.00668769188781334" calcext:value-type="float">
            <text:p>0.006687691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8]/[.F8])" office:value-type="float" office:value="-0.470523895981208" calcext:value-type="float">
            <text:p>-0.4705238960</text:p>
          </table:table-cell>
          <table:table-cell office:value-type="string" calcext:value-type="string">
            <text:p>\pm</text:p>
          </table:table-cell>
          <table:table-cell table:style-name="ce1" table:formula="of:=ABS([.L8]*COS([.AB8])^2/[.F8]*SQRT([.H8]^2/[.F8]^2+[.N8]^2/[.L8]^2))" office:value-type="float" office:value="0.119228633666348" calcext:value-type="float">
            <text:p>0.119228633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892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26313" calcext:value-type="float">
            <text:p>0.126313</text:p>
          </table:table-cell>
          <table:table-cell office:value-type="string" calcext:value-type="string">
            <text:p>\pm</text:p>
          </table:table-cell>
          <table:table-cell office:value-type="float" office:value="0.00245399" calcext:value-type="float">
            <text:p>0.0024539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40858" calcext:value-type="float">
            <text:p>-0.140858</text:p>
          </table:table-cell>
          <table:table-cell office:value-type="string" calcext:value-type="string">
            <text:p>\pm</text:p>
          </table:table-cell>
          <table:table-cell office:value-type="float" office:value="0.00235595" calcext:value-type="float">
            <text:p>0.0023559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892)^+ \pi^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9]^2+[.L9]^2)" office:value-type="float" office:value="0.189198176875466" calcext:value-type="float">
            <text:p>0.1891981769</text:p>
          </table:table-cell>
          <table:table-cell office:value-type="string" calcext:value-type="string">
            <text:p>\pm</text:p>
          </table:table-cell>
          <table:table-cell table:style-name="ce1" table:formula="of:=SQRT([.H9]^2*[.F9]^2+[.L9]^2*[.N9]^2)/[.V9]" office:value-type="float" office:value="0.00240014313557408" calcext:value-type="float">
            <text:p>0.0024001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9]/[.F9])" office:value-type="float" office:value="-0.83978526383548" calcext:value-type="float">
            <text:p>-0.8397852638</text:p>
          </table:table-cell>
          <table:table-cell office:value-type="string" calcext:value-type="string">
            <text:p>\pm</text:p>
          </table:table-cell>
          <table:table-cell table:style-name="ce1" table:formula="of:=ABS([.L9]*COS([.AB9])^2/[.F9]*SQRT([.H9]^2/[.F9]^2+[.N9]^2/[.L9]^2))" office:value-type="float" office:value="0.0127421109270392" calcext:value-type="float">
            <text:p>0.01274211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K^*(892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1.37962" calcext:value-type="float">
            <text:p>-1.37962</text:p>
          </table:table-cell>
          <table:table-cell office:value-type="string" calcext:value-type="string">
            <text:p>\pm</text:p>
          </table:table-cell>
          <table:table-cell office:value-type="float" office:value="0.00769138" calcext:value-type="float">
            <text:p>0.0076913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.49371" calcext:value-type="float">
            <text:p>1.49371</text:p>
          </table:table-cell>
          <table:table-cell office:value-type="string" calcext:value-type="string">
            <text:p>\pm</text:p>
          </table:table-cell>
          <table:table-cell office:value-type="float" office:value="0.00800201" calcext:value-type="float">
            <text:p>0.0080020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K^*(892)^- \pi^+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0]^2+[.L10]^2)" office:value-type="float" office:value="2.03335213588301" calcext:value-type="float">
            <text:p>2.0333521359</text:p>
          </table:table-cell>
          <table:table-cell office:value-type="string" calcext:value-type="string">
            <text:p>\pm</text:p>
          </table:table-cell>
          <table:table-cell table:style-name="ce1" table:formula="of:=SQRT([.H10]^2*[.F10]^2+[.L10]^2*[.N10]^2)/[.V10]" office:value-type="float" office:value="0.00786053455126148" calcext:value-type="float">
            <text:p>0.007860534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0]/[.F10])" office:value-type="float" office:value="-0.825083858460201" calcext:value-type="float">
            <text:p>-0.8250838585</text:p>
          </table:table-cell>
          <table:table-cell office:value-type="string" calcext:value-type="string">
            <text:p>\pm</text:p>
          </table:table-cell>
          <table:table-cell table:style-name="ce1" table:formula="of:=ABS([.L10]*COS([.AB10])^2/[.F10]*SQRT([.H10]^2/[.F10]^2+[.N10]^2/[.L10]^2))" office:value-type="float" office:value="0.00385369063728902" calcext:value-type="float">
            <text:p>0.00385369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f_2(127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125526" calcext:value-type="float">
            <text:p>-0.125526</text:p>
          </table:table-cell>
          <table:table-cell office:value-type="string" calcext:value-type="string">
            <text:p>\pm</text:p>
          </table:table-cell>
          <table:table-cell office:value-type="float" office:value="0.00221442" calcext:value-type="float">
            <text:p>0.0022144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943573" calcext:value-type="float">
            <text:p>0.0943573</text:p>
          </table:table-cell>
          <table:table-cell office:value-type="string" calcext:value-type="string">
            <text:p>\pm</text:p>
          </table:table-cell>
          <table:table-cell office:value-type="float" office:value="0.00286431" calcext:value-type="float">
            <text:p>0.0028643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f_2(127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1]^2+[.L11]^2)" office:value-type="float" office:value="0.157035272277568" calcext:value-type="float">
            <text:p>0.1570352723</text:p>
          </table:table-cell>
          <table:table-cell office:value-type="string" calcext:value-type="string">
            <text:p>\pm</text:p>
          </table:table-cell>
          <table:table-cell table:style-name="ce1" table:formula="of:=SQRT([.H11]^2*[.F11]^2+[.L11]^2*[.N11]^2)/[.V11]" office:value-type="float" office:value="0.00246886892187744" calcext:value-type="float">
            <text:p>0.002468868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1]/[.F11])" office:value-type="float" office:value="-0.644585196660148" calcext:value-type="float">
            <text:p>-0.6445851967</text:p>
          </table:table-cell>
          <table:table-cell office:value-type="string" calcext:value-type="string">
            <text:p>\pm</text:p>
          </table:table-cell>
          <table:table-cell table:style-name="ce1" table:formula="of:=ABS([.L11]*COS([.AB11])^2/[.F11]*SQRT([.H11]^2/[.F11]^2+[.N11]^2/[.L11]^2))" office:value-type="float" office:value="0.0168633072934413" calcext:value-type="float">
            <text:p>0.016863307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omega(782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-0.0640864" calcext:value-type="float">
            <text:p>-0.0640864</text:p>
          </table:table-cell>
          <table:table-cell office:value-type="string" calcext:value-type="string">
            <text:p>\pm</text:p>
          </table:table-cell>
          <table:table-cell office:value-type="float" office:value="0.00196373" calcext:value-type="float">
            <text:p>0.0019637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2832" calcext:value-type="float">
            <text:p>0.12832</text:p>
          </table:table-cell>
          <table:table-cell office:value-type="string" calcext:value-type="string">
            <text:p>\pm</text:p>
          </table:table-cell>
          <table:table-cell office:value-type="float" office:value="0.00170606" calcext:value-type="float">
            <text:p>0.001706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omega(782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2]^2+[.L12]^2)" office:value-type="float" office:value="0.143433221622328" calcext:value-type="float">
            <text:p>0.1434332216</text:p>
          </table:table-cell>
          <table:table-cell office:value-type="string" calcext:value-type="string">
            <text:p>\pm</text:p>
          </table:table-cell>
          <table:table-cell table:style-name="ce1" table:formula="of:=SQRT([.H12]^2*[.F12]^2+[.L12]^2*[.N12]^2)/[.V12]" office:value-type="float" office:value="0.00176051487079297" calcext:value-type="float">
            <text:p>0.001760514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2]/[.F12])" office:value-type="float" office:value="-1.10760767592683" calcext:value-type="float">
            <text:p>-1.1076076759</text:p>
          </table:table-cell>
          <table:table-cell office:value-type="string" calcext:value-type="string">
            <text:p>\pm</text:p>
          </table:table-cell>
          <table:table-cell table:style-name="ce1" table:formula="of:=ABS([.L12]*COS([.AB12])^2/[.F12]*SQRT([.H12]^2/[.F12]^2+[.N12]^2/[.L12]^2))" office:value-type="float" office:value="0.0133515951313167" calcext:value-type="float">
            <text:p>0.013351595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rho(145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160532" calcext:value-type="float">
            <text:p>0.160532</text:p>
          </table:table-cell>
          <table:table-cell office:value-type="string" calcext:value-type="string">
            <text:p>\pm</text:p>
          </table:table-cell>
          <table:table-cell office:value-type="float" office:value="0.00460311" calcext:value-type="float">
            <text:p>0.0046031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.0886014" calcext:value-type="float">
            <text:p>0.0886014</text:p>
          </table:table-cell>
          <table:table-cell office:value-type="string" calcext:value-type="string">
            <text:p>\pm</text:p>
          </table:table-cell>
          <table:table-cell office:value-type="float" office:value="0.00646564" calcext:value-type="float">
            <text:p>0.0064656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rho(145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3]^2+[.L13]^2)" office:value-type="float" office:value="0.183359567805882" calcext:value-type="float">
            <text:p>0.1833595678</text:p>
          </table:table-cell>
          <table:table-cell office:value-type="string" calcext:value-type="string">
            <text:p>\pm</text:p>
          </table:table-cell>
          <table:table-cell table:style-name="ce1" table:formula="of:=SQRT([.H13]^2*[.F13]^2+[.L13]^2*[.N13]^2)/[.V13]" office:value-type="float" office:value="0.00509924374362998" calcext:value-type="float">
            <text:p>0.005099243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3]/[.F13])" office:value-type="float" office:value="0.504318866515601" calcext:value-type="float">
            <text:p>0.5043188665</text:p>
          </table:table-cell>
          <table:table-cell office:value-type="string" calcext:value-type="string">
            <text:p>\pm</text:p>
          </table:table-cell>
          <table:table-cell table:style-name="ce1" table:formula="of:=ABS([.L13]*COS([.AB13])^2/[.F13]*SQRT([.H13]^2/[.F13]^2+[.N13]^2/[.L13]^2))" office:value-type="float" office:value="0.0331698489541561" calcext:value-type="float">
            <text:p>0.033169849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\ks \rho(77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ks \rho(77^0)^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SQRT([.F14]^2+[.L14]^2)" office:value-type="float" office:value="1" calcext:value-type="float">
            <text:p>1.0000000000</text:p>
          </table:table-cell>
          <table:table-cell office:value-type="string" calcext:value-type="string">
            <text:p>\pm</text:p>
          </table:table-cell>
          <table:table-cell table:style-name="ce1" table:formula="of:=SQRT([.H14]^2*[.F14]^2+[.L14]^2*[.N14]^2)/[.V14]" office:value-type="float" office:value="0" calcext:value-type="float">
            <text:p>0.00000000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table:style-name="ce1" table:formula="of:=ATAN([.L14]/[.F14])" office:value-type="float" office:value="0" calcext:value-type="float">
            <text:p>0.0000000000</text:p>
          </table:table-cell>
          <table:table-cell office:value-type="string" calcext:value-type="string">
            <text:p>\pm</text:p>
          </table:table-cell>
          <table:table-cell table:style-name="ce1" office:value-type="float" office:value="0" calcext:value-type="float">
            <text:p>0.0000000000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office:value-type="string" calcext:value-type="string">
            <text:p>Dbar0{K(0)*(1430)bar-[GLASS]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95653" calcext:value-type="float">
            <text:p>0.0095653</text:p>
          </table:table-cell>
          <table:table-cell office:value-type="string" calcext:value-type="string">
            <text:p>\pm</text:p>
          </table:table-cell>
          <table:table-cell office:value-type="float" office:value="0.000827718" calcext:value-type="float">
            <text:p>0.00082771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601207" calcext:value-type="float">
            <text:p>0.00601207</text:p>
          </table:table-cell>
          <table:table-cell office:value-type="string" calcext:value-type="string">
            <text:p>\pm</text:p>
          </table:table-cell>
          <table:table-cell office:value-type="float" office:value="0.000843968" calcext:value-type="float">
            <text:p>0.000843968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(0)*(1430)+[GLASS]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255993" calcext:value-type="float">
            <text:p>0.0255993</text:p>
          </table:table-cell>
          <table:table-cell office:value-type="string" calcext:value-type="string">
            <text:p>\pm</text:p>
          </table:table-cell>
          <table:table-cell office:value-type="float" office:value="0.00122597" calcext:value-type="float">
            <text:p>0.00122597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94327" calcext:value-type="float">
            <text:p>-0.194327</text:p>
          </table:table-cell>
          <table:table-cell office:value-type="string" calcext:value-type="string">
            <text:p>\pm</text:p>
          </table:table-cell>
          <table:table-cell office:value-type="float" office:value="0.00105316" calcext:value-type="float">
            <text:p>0.00105316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_2*(1430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33101" calcext:value-type="float">
            <text:p>0.0133101</text:p>
          </table:table-cell>
          <table:table-cell office:value-type="string" calcext:value-type="string">
            <text:p>\pm</text:p>
          </table:table-cell>
          <table:table-cell office:value-type="float" office:value="0.00135651" calcext:value-type="float">
            <text:p>0.00135651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70886" calcext:value-type="float">
            <text:p>0.0170886</text:p>
          </table:table-cell>
          <table:table-cell office:value-type="string" calcext:value-type="string">
            <text:p>\pm</text:p>
          </table:table-cell>
          <table:table-cell office:value-type="float" office:value="0.00123279" calcext:value-type="float">
            <text:p>0.00123279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_2*(143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07163" calcext:value-type="float">
            <text:p>-0.107163</text:p>
          </table:table-cell>
          <table:table-cell office:value-type="string" calcext:value-type="string">
            <text:p>\pm</text:p>
          </table:table-cell>
          <table:table-cell office:value-type="float" office:value="0.00146194" calcext:value-type="float">
            <text:p>0.00146194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04979" calcext:value-type="float">
            <text:p>0.104979</text:p>
          </table:table-cell>
          <table:table-cell office:value-type="string" calcext:value-type="string">
            <text:p>\pm</text:p>
          </table:table-cell>
          <table:table-cell office:value-type="float" office:value="0.00164431" calcext:value-type="float">
            <text:p>0.00164431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410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0296544" calcext:value-type="float">
            <text:p>0.00296544</text:p>
          </table:table-cell>
          <table:table-cell office:value-type="string" calcext:value-type="string">
            <text:p>\pm</text:p>
          </table:table-cell>
          <table:table-cell office:value-type="float" office:value="0.00225542" calcext:value-type="float">
            <text:p>0.0022554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14186" calcext:value-type="float">
            <text:p>0.014186</text:p>
          </table:table-cell>
          <table:table-cell office:value-type="string" calcext:value-type="string">
            <text:p>\pm</text:p>
          </table:table-cell>
          <table:table-cell office:value-type="float" office:value="0.00247679" calcext:value-type="float">
            <text:p>0.00247679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41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339155" calcext:value-type="float">
            <text:p>-0.0339155</text:p>
          </table:table-cell>
          <table:table-cell office:value-type="string" calcext:value-type="string">
            <text:p>\pm</text:p>
          </table:table-cell>
          <table:table-cell office:value-type="float" office:value="0.00309512" calcext:value-type="float">
            <text:p>0.0030951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613357" calcext:value-type="float">
            <text:p>0.0613357</text:p>
          </table:table-cell>
          <table:table-cell office:value-type="string" calcext:value-type="string">
            <text:p>\pm</text:p>
          </table:table-cell>
          <table:table-cell office:value-type="float" office:value="0.0037167" calcext:value-type="float">
            <text:p>0.0037167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1680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535469" calcext:value-type="float">
            <text:p>-0.0535469</text:p>
          </table:table-cell>
          <table:table-cell office:value-type="string" calcext:value-type="string">
            <text:p>\pm</text:p>
          </table:table-cell>
          <table:table-cell office:value-type="float" office:value="0.00651378" calcext:value-type="float">
            <text:p>0.0065137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272353" calcext:value-type="float">
            <text:p>0.0272353</text:p>
          </table:table-cell>
          <table:table-cell office:value-type="string" calcext:value-type="string">
            <text:p>\pm</text:p>
          </table:table-cell>
          <table:table-cell office:value-type="float" office:value="0.0073212" calcext:value-type="float">
            <text:p>0.0073212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892)bar-{K0S0 pi-} pi+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26313" calcext:value-type="float">
            <text:p>0.126313</text:p>
          </table:table-cell>
          <table:table-cell office:value-type="string" calcext:value-type="string">
            <text:p>\pm</text:p>
          </table:table-cell>
          <table:table-cell office:value-type="float" office:value="0.00245399" calcext:value-type="float">
            <text:p>0.00245399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40858" calcext:value-type="float">
            <text:p>-0.140858</text:p>
          </table:table-cell>
          <table:table-cell office:value-type="string" calcext:value-type="string">
            <text:p>\pm</text:p>
          </table:table-cell>
          <table:table-cell office:value-type="float" office:value="0.00235595" calcext:value-type="float">
            <text:p>0.00235595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*(892)+{K0S0 pi+} pi-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1.37962" calcext:value-type="float">
            <text:p>-1.37962</text:p>
          </table:table-cell>
          <table:table-cell office:value-type="string" calcext:value-type="string">
            <text:p>\pm</text:p>
          </table:table-cell>
          <table:table-cell office:value-type="float" office:value="0.00769138" calcext:value-type="float">
            <text:p>0.00769138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.49371" calcext:value-type="float">
            <text:p>1.49371</text:p>
          </table:table-cell>
          <table:table-cell office:value-type="string" calcext:value-type="string">
            <text:p>\pm</text:p>
          </table:table-cell>
          <table:table-cell office:value-type="float" office:value="0.00800201" calcext:value-type="float">
            <text:p>0.00800201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0S0 PiPi00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bar0{K0S0 f_2(127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125526" calcext:value-type="float">
            <text:p>-0.125526</text:p>
          </table:table-cell>
          <table:table-cell office:value-type="string" calcext:value-type="string">
            <text:p>\pm</text:p>
          </table:table-cell>
          <table:table-cell office:value-type="float" office:value="0.00221442" calcext:value-type="float">
            <text:p>0.00221442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943573" calcext:value-type="float">
            <text:p>0.0943573</text:p>
          </table:table-cell>
          <table:table-cell office:value-type="string" calcext:value-type="string">
            <text:p>\pm</text:p>
          </table:table-cell>
          <table:table-cell office:value-type="float" office:value="0.00286431" calcext:value-type="float">
            <text:p>0.00286431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112977851712139" calcext:value-type="float">
            <text:p>0.011297785171214</text:p>
          </table:table-cell>
          <table:table-cell office:value-type="float" office:value="0.000832351862446111" calcext:value-type="float">
            <text:p>0.000832351862446</text:p>
          </table:table-cell>
          <table:table-cell office:value-type="float" office:value="0.561133115813698" calcext:value-type="float">
            <text:p>0.561133115813698</text:p>
          </table:table-cell>
          <table:table-cell office:value-type="float" office:value="0.0742975949424017" calcext:value-type="float">
            <text:p>0.0742975949424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omega(782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-0.0640864" calcext:value-type="float">
            <text:p>-0.0640864</text:p>
          </table:table-cell>
          <table:table-cell office:value-type="string" calcext:value-type="string">
            <text:p>\pm</text:p>
          </table:table-cell>
          <table:table-cell office:value-type="float" office:value="0.00196373" calcext:value-type="float">
            <text:p>0.00196373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2832" calcext:value-type="float">
            <text:p>0.12832</text:p>
          </table:table-cell>
          <table:table-cell office:value-type="string" calcext:value-type="string">
            <text:p>\pm</text:p>
          </table:table-cell>
          <table:table-cell office:value-type="float" office:value="0.00170606" calcext:value-type="float">
            <text:p>0.00170606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196005885344012" calcext:value-type="float">
            <text:p>0.196005885344012</text:p>
          </table:table-cell>
          <table:table-cell office:value-type="float" office:value="0.00105634475051386" calcext:value-type="float">
            <text:p>0.001056344750514</text:p>
          </table:table-cell>
          <table:table-cell office:value-type="float" office:value="-1.43981739504892" calcext:value-type="float">
            <text:p>-1.43981739504892</text:p>
          </table:table-cell>
          <table:table-cell office:value-type="float" office:value="-0.00624076648208691" calcext:value-type="float">
            <text:p>-0.00624076648208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rho(145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160532" calcext:value-type="float">
            <text:p>0.160532</text:p>
          </table:table-cell>
          <table:table-cell office:value-type="string" calcext:value-type="string">
            <text:p>\pm</text:p>
          </table:table-cell>
          <table:table-cell office:value-type="float" office:value="0.00460311" calcext:value-type="float">
            <text:p>0.00460311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.0886014" calcext:value-type="float">
            <text:p>0.0886014</text:p>
          </table:table-cell>
          <table:table-cell office:value-type="string" calcext:value-type="string">
            <text:p>\pm</text:p>
          </table:table-cell>
          <table:table-cell office:value-type="float" office:value="0.00646564" calcext:value-type="float">
            <text:p>0.00646564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216605404357786" calcext:value-type="float">
            <text:p>0.021660540435779</text:p>
          </table:table-cell>
          <table:table-cell office:value-type="float" office:value="0.00128091079140141" calcext:value-type="float">
            <text:p>0.001280910791401</text:p>
          </table:table-cell>
          <table:table-cell office:value-type="float" office:value="0.909061975670803" calcext:value-type="float">
            <text:p>0.909061975670803</text:p>
          </table:table-cell>
          <table:table-cell office:value-type="float" office:value="0.0605325015505551" calcext:value-type="float">
            <text:p>0.0605325015505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bar0{K0S0 rho(770)0{pi+ pi-}}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\p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150014995950405" calcext:value-type="float">
            <text:p>0.150014995950405</text:p>
          </table:table-cell>
          <table:table-cell office:value-type="float" office:value="0.00155392426173527" calcext:value-type="float">
            <text:p>0.001553924261735</text:p>
          </table:table-cell>
          <table:table-cell office:value-type="float" office:value="-0.775103535994644" calcext:value-type="float">
            <text:p>-0.775103535994644</text:p>
          </table:table-cell>
          <table:table-cell office:value-type="float" office:value="-0.0103834446512504" calcext:value-type="float">
            <text:p>-0.010383444651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bar0_radius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\pm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&amp;</text:p>
          </table:table-cell>
          <table:table-cell table:number-columns-repeated="5"/>
          <table:table-cell office:value-type="string" calcext:value-type="string">
            <text:p>\\</text:p>
          </table:table-cell>
          <table:table-cell table:number-columns-repeated="8"/>
          <table:table-cell office:value-type="float" office:value="0.0144926336596769" calcext:value-type="float">
            <text:p>0.014492633659677</text:p>
          </table:table-cell>
          <table:table-cell office:value-type="float" office:value="0.00246791995944374" calcext:value-type="float">
            <text:p>0.002467919959444</text:p>
          </table:table-cell>
          <table:table-cell office:value-type="float" office:value="1.3647238593008" calcext:value-type="float">
            <text:p>1.3647238593008</text:p>
          </table:table-cell>
          <table:table-cell office:value-type="float" office:value="0.156294734259515" calcext:value-type="float">
            <text:p>0.156294734259515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0700880106347726" calcext:value-type="float">
            <text:p>0.070088010634773</text:p>
          </table:table-cell>
          <table:table-cell office:value-type="float" office:value="0.00358083965487066" calcext:value-type="float">
            <text:p>0.003580839654871</text:p>
          </table:table-cell>
          <table:table-cell office:value-type="float" office:value="-1.06569200267626" calcext:value-type="float">
            <text:p>-1.06569200267626</text:p>
          </table:table-cell>
          <table:table-cell office:value-type="float" office:value="-0.0463893941402321" calcext:value-type="float">
            <text:p>-0.046389394140232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0600752200636835" calcext:value-type="float">
            <text:p>0.060075220063684</text:p>
          </table:table-cell>
          <table:table-cell office:value-type="float" office:value="0.00668769188781334" calcext:value-type="float">
            <text:p>0.006687691887813</text:p>
          </table:table-cell>
          <table:table-cell office:value-type="float" office:value="-0.470523895981208" calcext:value-type="float">
            <text:p>-0.470523895981208</text:p>
          </table:table-cell>
          <table:table-cell office:value-type="float" office:value="-0.119228633666348" calcext:value-type="float">
            <text:p>-0.119228633666348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89198176875466" calcext:value-type="float">
            <text:p>0.189198176875466</text:p>
          </table:table-cell>
          <table:table-cell office:value-type="float" office:value="0.00240014313557408" calcext:value-type="float">
            <text:p>0.002400143135574</text:p>
          </table:table-cell>
          <table:table-cell office:value-type="float" office:value="-0.83978526383548" calcext:value-type="float">
            <text:p>-0.83978526383548</text:p>
          </table:table-cell>
          <table:table-cell office:value-type="float" office:value="-0.0127421109270392" calcext:value-type="float">
            <text:p>-0.012742110927039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2.03335213588301" calcext:value-type="float">
            <text:p>2.03335213588301</text:p>
          </table:table-cell>
          <table:table-cell office:value-type="float" office:value="0.00786053455126148" calcext:value-type="float">
            <text:p>0.007860534551261</text:p>
          </table:table-cell>
          <table:table-cell office:value-type="float" office:value="-0.825083858460201" calcext:value-type="float">
            <text:p>-0.825083858460201</text:p>
          </table:table-cell>
          <table:table-cell office:value-type="float" office:value="-0.00385369063728902" calcext:value-type="float">
            <text:p>-0.003853690637289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57035272277568" calcext:value-type="float">
            <text:p>0.157035272277568</text:p>
          </table:table-cell>
          <table:table-cell office:value-type="float" office:value="0.00246886892187744" calcext:value-type="float">
            <text:p>0.002468868921877</text:p>
          </table:table-cell>
          <table:table-cell office:value-type="float" office:value="-0.644585196660148" calcext:value-type="float">
            <text:p>-0.644585196660148</text:p>
          </table:table-cell>
          <table:table-cell office:value-type="float" office:value="-0.0168633072934413" calcext:value-type="float">
            <text:p>-0.016863307293441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43433221622328" calcext:value-type="float">
            <text:p>0.143433221622328</text:p>
          </table:table-cell>
          <table:table-cell office:value-type="float" office:value="0.00176051487079297" calcext:value-type="float">
            <text:p>0.001760514870793</text:p>
          </table:table-cell>
          <table:table-cell office:value-type="float" office:value="-1.10760767592683" calcext:value-type="float">
            <text:p>-1.10760767592683</text:p>
          </table:table-cell>
          <table:table-cell office:value-type="float" office:value="-0.0133515951313167" calcext:value-type="float">
            <text:p>-0.013351595131317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0.183359567805882" calcext:value-type="float">
            <text:p>0.183359567805882</text:p>
          </table:table-cell>
          <table:table-cell office:value-type="float" office:value="0.00509924374362998" calcext:value-type="float">
            <text:p>0.00509924374363</text:p>
          </table:table-cell>
          <table:table-cell office:value-type="float" office:value="0.504318866515601" calcext:value-type="float">
            <text:p>0.504318866515601</text:p>
          </table:table-cell>
          <table:table-cell office:value-type="float" office:value="0.0331698489541561" calcext:value-type="float">
            <text:p>0.033169848954156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 r</text:p>
          </table:table-cell>
          <table:table-cell/>
          <table:table-cell office:value-type="string" calcext:value-type="string">
            <text:p>φ r (deg)</text:p>
          </table:table-cell>
          <table:table-cell/>
          <table:table-cell office:value-type="string" calcext:value-type="string">
            <text:p>Fraction (%)</text:p>
          </table:table-cell>
          <table:table-cell/>
        </table:table-row>
        <table:table-row table:style-name="ro1">
          <table:table-cell office:value-type="string" calcext:value-type="string">
            <text:p>D0{K*(892)bar-{K0S0,pi-},pi+}</text:p>
          </table:table-cell>
          <table:table-cell office:value-type="float" office:value="1.74" calcext:value-type="float">
            <text:p>1.74</text:p>
          </table:table-cell>
          <table:table-cell office:value-type="float" office:value="0.01" calcext:value-type="float">
            <text:p>0.01</text:p>
          </table:table-cell>
          <table:table-cell office:value-type="float" office:value="139" calcext:value-type="float">
            <text:p>139</text:p>
          </table:table-cell>
          <table:table-cell office:value-type="float" office:value="0.3" calcext:value-type="float">
            <text:p>0.3</text:p>
          </table:table-cell>
          <table:table-cell office:value-type="float" office:value="55.7" calcext:value-type="float">
            <text:p>55.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D0{K(0)*(1430)bar-[GLASS]{K0S0,pi-},pi+}</text:p>
          </table:table-cell>
          <table:table-cell office:value-type="float" office:value="8.2" calcext:value-type="float">
            <text:p>8.2</text:p>
          </table:table-cell>
          <table:table-cell office:value-type="float" office:value="0.7" calcext:value-type="float">
            <text:p>0.7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D0{K(2)*(1430)bar-{K0S0,pi-},pi+}</text:p>
          </table:table-cell>
          <table:table-cell office:value-type="float" office:value="1.41" calcext:value-type="float">
            <text:p>1.41</text:p>
          </table:table-cell>
          <table:table-cell office:value-type="float" office:value="0.022" calcext:value-type="float">
            <text:p>0.022</text:p>
          </table:table-cell>
          <table:table-cell office:value-type="float" office:value="138.4" calcext:value-type="float">
            <text:p>138.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0{K*(1680)bar-{K0S0,pi-},pi+}</text:p>
          </table:table-cell>
          <table:table-cell office:value-type="float" office:value="1.46" calcext:value-type="float">
            <text:p>1.46</text:p>
          </table:table-cell>
          <table:table-cell office:value-type="float" office:value="0.1" calcext:value-type="float">
            <text:p>0.1</text:p>
          </table:table-cell>
          <table:table-cell office:value-type="float" office:value="-174" calcext:value-type="float">
            <text:p>-174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D0{K*(892)+{K0S0,pi+},pi-}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3" calcext:value-type="float">
            <text:p>0.003</text:p>
          </table:table-cell>
          <table:table-cell office:value-type="float" office:value="-42.7" calcext:value-type="float">
            <text:p>-42.7</text:p>
          </table:table-cell>
          <table:table-cell office:value-type="float" office:value="1.2" calcext:value-type="float">
            <text:p>1.2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0{K(0)*(1430)+[GLASS]{K0S0,pi+},pi-}</text:p>
          </table:table-cell>
          <table:table-cell office:value-type="float" office:value="0.32" calcext:value-type="float">
            <text:p>0.32</text:p>
          </table:table-cell>
          <table:table-cell office:value-type="float" office:value="0.06" calcext:value-type="float">
            <text:p>0.06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 0.05</text:p>
          </table:table-cell>
          <table:table-cell/>
        </table:table-row>
        <table:table-row table:style-name="ro1">
          <table:table-cell office:value-type="string" calcext:value-type="string">
            <text:p>D0{K(2)*(1430)+{K0S0,pi+},pi-}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6" calcext:value-type="float">
            <text:p>0.016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 0.12</text:p>
          </table:table-cell>
          <table:table-cell/>
        </table:table-row>
        <table:table-row table:style-name="ro1">
          <table:table-cell office:value-type="string" calcext:value-type="string">
            <text:p>D0{K0S0,rho(770)0{pi+,pi-}}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D0{K0S0,omega(782)0{pi+,pi-}}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007" calcext:value-type="float">
            <text:p>0.0007</text:p>
          </table:table-cell>
          <table:table-cell office:value-type="float" office:value="126.5" calcext:value-type="float">
            <text:p>126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0{K0S0,f(2)(1270)0{pi+,pi-}}</text:p>
          </table:table-cell>
          <table:table-cell office:value-type="float" office:value="0.606" calcext:value-type="float">
            <text:p>0.606</text:p>
          </table:table-cell>
          <table:table-cell office:value-type="float" office:value="0.026" calcext:value-type="float">
            <text:p>0.026</text:p>
          </table:table-cell>
          <table:table-cell office:value-type="float" office:value="157.4" calcext:value-type="float">
            <text:p>157.4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PiPi00[kMatrix.pole.0]{pi+,pi-}</text:p>
          </table:table-cell>
          <table:table-cell office:value-type="float" office:value="9.3" calcext:value-type="float">
            <text:p>9.3</text:p>
          </table:table-cell>
          <table:table-cell office:value-type="float" office:value="0.4" calcext:value-type="float">
            <text:p>0.4</text:p>
          </table:table-cell>
          <table:table-cell office:value-type="float" office:value="-78.7" calcext:value-type="float">
            <text:p>-78.7</text:p>
          </table:table-cell>
          <table:table-cell office:value-type="float" office:value="1.6" calcext:value-type="float">
            <text:p>1.6</text:p>
          </table:table-cell>
          <table:table-cell office:value-type="float" office:value="11.9" calcext:value-type="float">
            <text:p>11.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iPi00[kMatrix.pole.1]{pi+,pi-}</text:p>
          </table:table-cell>
          <table:table-cell office:value-type="float" office:value="10.89" calcext:value-type="float">
            <text:p>10.89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−159.1 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ole.2]{pi+,pi-}</text:p>
          </table:table-cell>
          <table:table-cell office:value-type="float" office:value="24.2" calcext:value-type="float">
            <text:p>24.2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ole.3]{pi+,pi-}</text:p>
          </table:table-cell>
          <table:table-cell office:value-type="float" office:value="9.16" calcext:value-type="float">
            <text:p>9.16</text:p>
          </table:table-cell>
          <table:table-cell office:value-type="float" office:value="0.24" calcext:value-type="float">
            <text:p>0.24</text:p>
          </table:table-cell>
          <table:table-cell office:value-type="float" office:value="90.5" calcext:value-type="float">
            <text:p>90.5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rod.0]{pi+,pi-}</text:p>
          </table:table-cell>
          <table:table-cell office:value-type="float" office:value="7.94" calcext:value-type="float">
            <text:p>7.94</text:p>
          </table:table-cell>
          <table:table-cell office:value-type="float" office:value="0.26" calcext:value-type="float">
            <text:p>0.26</text:p>
          </table:table-cell>
          <table:table-cell office:value-type="float" office:value="73.9" calcext:value-type="float">
            <text:p>73.9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rod.1]{pi+,pi-}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− 18 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rod.2]{pi+,pi-}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[kMatrix.prod.3]{pi+,pi-}</text:p>
          </table:table-cell>
          <table:table-cell office:value-type="float" office:value="3.23" calcext:value-type="float">
            <text:p>3.23</text:p>
          </table:table-cell>
          <table:table-cell office:value-type="float" office:value="0.18" calcext:value-type="float">
            <text:p>0.18</text:p>
          </table:table-cell>
          <table:table-cell office:value-type="float" office:value="4.8" calcext:value-type="float">
            <text:p>4.8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i00_s0_prod 2 -0.07 <text:s/>0.00</text:p>
          </table:table-cell>
          <table:table-cell office:value-type="string" calcext:value-type="string">
            <text:p>−0.07 </text:p>
          </table:table-cell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 ( GeV/c 2 )</text:p>
          </table:table-cell>
          <table:table-cell office:value-type="float" office:value="1.463" calcext:value-type="float">
            <text:p>1.463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Γ ( GeV/c 2 )</text:p>
          </table:table-cell>
          <table:table-cell office:value-type="float" office:value="0.233" calcext:value-type="float">
            <text:p>0.233</text:p>
          </table:table-cell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φ F</text:p>
          </table:table-cell>
          <table:table-cell office:value-type="float" office:value="2.33" calcext:value-type="float">
            <text:p>2.33</text:p>
          </table:table-cell>
          <table:table-cell office:value-type="float" office:value="0.13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φ R</text:p>
          </table:table-cell>
          <table:table-cell office:value-type="string" calcext:value-type="string">
            <text:p>−5.31 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.07" calcext:value-type="float">
            <text:p>1.07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−1.8 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>
          <table:table-cell office:value-type="string" calcext:value-type="string">
            <text:p>ππ S-wav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 style:data-style-name="N2" text:time-value="11:44:32.921827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1:44:35.592167377</meta:creation-date>
    <meta:editing-duration>PT7M20S</meta:editing-duration>
    <meta:editing-cycles>2</meta:editing-cycles>
    <meta:generator>LibreOffice/6.2.4.2.0$Linux_X86_64 LibreOffice_project/20$Build-2</meta:generator>
    <dc:date>2019-07-03T12:02:03.480650060</dc:date>
    <meta:document-statistic meta:table-count="2" meta:cell-count="753" meta:object-count="0"/>
  </office:meta>
</office:document-meta>
</file>